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70"/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gle per step</text:p>
          </table:table-cell>
          <table:table-cell table:formula="of:=2*PI()/[Child.B5]" office:value-type="float" office:value="0.392699081698724" calcext:value-type="float">
            <text:p>0.3926990817</text:p>
          </table:table-cell>
        </table:table-row>
        <table:table-row table:style-name="ro1">
          <table:table-cell office:value-type="string" calcext:value-type="string">
            <text:p>angle per face</text:p>
          </table:table-cell>
          <table:table-cell table:formula="of:=[.B6]*[.B4]" office:value-type="float" office:value="1.5707963267949" calcext:value-type="float">
            <text:p>1.5707963268</text:p>
          </table:table-cell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er angle</text:p>
          </table:table-cell>
          <table:table-cell table:formula="of:=(2*PI())/[.B2]" office:value-type="float" office:value="1.5707963267949" calcext:value-type="float">
            <text:p>1.5707963268</text:p>
          </table:table-cell>
        </table:table-row>
      </table:table>
      <table:table table:name="calc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ild Parent Face ratio</text:p>
          </table:table-cell>
          <table:table-cell table:style-name="ce2" table:formula="of:=[Parent.B3]/[Child.B3]" office:value-type="float" office:value="2.66666666666667" calcext:value-type="float">
            <text:p>2 2/3</text:p>
          </table:table-cell>
          <table:table-cell/>
          <table:table-cell table:style-name="ce3" office:value-type="string" calcext:value-type="string">
            <text:p>current steps</text:p>
          </table:table-cell>
          <table:table-cell table:style-name="ce4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B6]*[.E1]" office:value-type="float" office:value="25.1327412287183" calcext:value-type="float">
            <text:p>25.1327412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2]/((2*PI())/[Child.B2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1];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1" svg:width="2.899cm" svg:height="2.176cm" svg:x="5.501cm" svg:y="0.306cm" draw:caption-point-x="-0.61cm" draw:caption-point-y="1.51cm">
              <dc:date>2019-09-06T00:00:00</dc:date>
              <text:p text:style-name="P1">The number of radians to travel across one of the parents faces</text:p>
            </office:annotation>
            <text:p>Parent face distance (rad)</text:p>
          </table:table-cell>
          <table:table-cell table:formula="of:=[.B4]*[Child.B7]" office:value-type="float" office:value="4.71238898038469" calcext:value-type="float">
            <text:p>4.7123889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[.B2]/[.B5];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6]*((2*PI())/[Parent.B2])" office:value-type="float" office:value="7.85398163397448" calcext:value-type="float">
            <text:p>7.853981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5]+[Parent.B6])*[Parent.B2]" office:value-type="float" office:value="25.1327412287183" calcext:value-type="float">
            <text:p>25.132741228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uching parent face</text:p>
          </table:table-cell>
          <table:table-cell table:formula="of:=(MOD(([.B3]/[.B1]);[Parent.B2]))+1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06T13:43:53.229555260</dc:date>
    <meta:editing-duration>PT20M53S</meta:editing-duration>
    <meta:editing-cycles>2</meta:editing-cycles>
    <meta:generator>LibreOffice/4.2.8.2$Linux_X86_64 LibreOffice_project/420m0$Build-2</meta:generator>
    <meta:document-statistic meta:table-count="3" meta:cell-count="44" meta:object-count="0"/>
  </office:meta>
</office:document-meta>
</file>